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55c05f" officeooo:paragraph-rsid="0055c05f" style:font-size-asian="14pt" style:font-size-complex="14pt"/>
    </style:style>
    <style:style style:name="P2" style:family="paragraph" style:parent-style-name="Standard">
      <style:text-properties fo:font-size="14pt" officeooo:rsid="0055c05f" officeooo:paragraph-rsid="005c3c7e" style:font-size-asian="14pt" style:font-size-complex="14pt"/>
    </style:style>
    <style:style style:name="P3" style:family="paragraph" style:parent-style-name="Standard">
      <style:text-properties fo:font-size="14pt" officeooo:rsid="005d383c" officeooo:paragraph-rsid="005d383c" style:font-size-asian="14pt" style:font-size-complex="14pt"/>
    </style:style>
    <style:style style:name="P4" style:family="paragraph" style:parent-style-name="Standard">
      <style:text-properties fo:font-size="14pt" officeooo:rsid="005db97f" officeooo:paragraph-rsid="005db97f" style:font-size-asian="14pt" style:font-size-complex="14pt"/>
    </style:style>
    <style:style style:name="P5" style:family="paragraph" style:parent-style-name="Standard">
      <style:text-properties fo:font-size="14pt" fo:language="uk" fo:country="UA" officeooo:paragraph-rsid="00712ffa" style:font-size-asian="14pt"/>
    </style:style>
    <style:style style:name="P6" style:family="paragraph" style:parent-style-name="Standard">
      <style:paragraph-properties fo:text-align="end" style:justify-single-word="false"/>
      <style:text-properties fo:font-size="14pt" fo:language="uk" fo:country="UA" officeooo:rsid="00712ffa" officeooo:paragraph-rsid="00712ffa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officeooo:paragraph-rsid="00712ffa" style:font-size-asian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rsid="001130c8" officeooo:paragraph-rsid="001130c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officeooo:rsid="0066a248" officeooo:paragraph-rsid="0066a24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officeooo:paragraph-rsid="00323b2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officeooo:paragraph-rsid="006ce66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officeooo:paragraph-rsid="002d133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officeooo:paragraph-rsid="006d3d26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officeooo:paragraph-rsid="002bdb3f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officeooo:paragraph-rsid="005db97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officeooo:paragraph-rsid="0029ae2e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200be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712ffa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officeooo:rsid="001130c8" officeooo:paragraph-rsid="001130c8" style:font-size-asian="14pt" style:font-weight-asian="bold" style:font-size-complex="14pt" style:font-weight-complex="bold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 style:list-style-name="">
      <style:paragraph-properties fo:text-align="center" style:justify-single-word="false"/>
      <style:text-properties fo:font-size="14pt" fo:language="uk" fo:country="UA" officeooo:paragraph-rsid="00712ffa" style:font-size-asian="14pt"/>
    </style:style>
    <style:style style:name="P24" style:family="paragraph" style:parent-style-name="Standard">
      <style:paragraph-properties fo:text-align="center" style:justify-single-word="false"/>
      <style:text-properties fo:font-size="14pt" fo:language="uk" fo:country="UA" officeooo:paragraph-rsid="0075c2b3" style:font-size-asian="14pt"/>
    </style:style>
    <style:style style:name="P25" style:family="paragraph" style:parent-style-name="Standard" style:list-style-name="">
      <style:paragraph-properties fo:text-align="center" style:justify-single-word="false"/>
      <style:text-properties fo:font-size="14pt" fo:language="uk" fo:country="UA" officeooo:rsid="00712ffa" officeooo:paragraph-rsid="00712ffa" style:font-size-asian="14pt"/>
    </style:style>
    <style:style style:name="P26" style:family="paragraph" style:parent-style-name="Standard" style:list-style-name="">
      <style:paragraph-properties fo:text-align="end" style:justify-single-word="false"/>
      <style:text-properties fo:font-size="14pt" fo:language="uk" fo:country="UA" officeooo:rsid="00712ffa" officeooo:paragraph-rsid="00712ffa" style:font-size-asian="14pt"/>
    </style:style>
    <style:style style:name="P27" style:family="paragraph" style:parent-style-name="Standard">
      <style:paragraph-properties fo:text-align="end" style:justify-single-word="false"/>
      <style:text-properties fo:font-size="14pt" fo:language="uk" fo:country="UA" officeooo:rsid="00712ffa" officeooo:paragraph-rsid="00712ffa" style:font-size-asian="14pt"/>
    </style:style>
    <style:style style:name="P28" style:family="paragraph" style:parent-style-name="Standard">
      <style:paragraph-properties fo:text-align="end" style:justify-single-word="false"/>
      <style:text-properties fo:font-size="14pt" fo:language="uk" fo:country="UA" officeooo:rsid="00712ffa" officeooo:paragraph-rsid="0075c2b3" style:font-size-asian="14pt"/>
    </style:style>
    <style:style style:name="P29" style:family="paragraph" style:parent-style-name="Standard" style:list-style-name="">
      <style:paragraph-properties fo:text-align="end" style:justify-single-word="false"/>
      <style:text-properties fo:font-size="14pt" fo:language="uk" fo:country="UA" officeooo:paragraph-rsid="00712ffa" style:font-size-asian="14pt"/>
    </style:style>
    <style:style style:name="P30" style:family="paragraph" style:parent-style-name="Standard">
      <style:text-properties fo:font-size="14pt" fo:language="uk" fo:country="UA" officeooo:paragraph-rsid="00712ffa" style:font-size-asian="14pt"/>
    </style:style>
    <style:style style:name="P31" style:family="paragraph" style:parent-style-name="Standard">
      <style:text-properties fo:font-size="14pt" officeooo:rsid="006005c7" officeooo:paragraph-rsid="0075c2b3" style:font-size-asian="14pt" style:font-size-complex="14pt"/>
    </style:style>
    <style:style style:name="P32" style:family="paragraph" style:parent-style-name="Standard">
      <style:text-properties fo:font-size="14pt" officeooo:rsid="006005c7" officeooo:paragraph-rsid="0079c9a9" style:font-size-asian="14pt" style:font-size-complex="14pt"/>
    </style:style>
    <style:style style:name="P33" style:family="paragraph" style:parent-style-name="Standard">
      <style:text-properties fo:font-size="14pt" officeooo:rsid="0055c05f" officeooo:paragraph-rsid="0075c2b3" style:font-size-asian="14pt" style:font-size-complex="14pt"/>
    </style:style>
    <style:style style:name="P34" style:family="paragraph" style:parent-style-name="Standard">
      <style:text-properties fo:font-size="14pt" officeooo:rsid="005d383c" officeooo:paragraph-rsid="0075c2b3" style:font-size-asian="14pt" style:font-size-complex="14pt"/>
    </style:style>
    <style:style style:name="P35" style:family="paragraph" style:parent-style-name="Standard">
      <style:text-properties fo:font-size="14pt" officeooo:rsid="005db97f" officeooo:paragraph-rsid="0075c2b3" style:font-size-asian="14pt" style:font-size-complex="14pt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50bd51"/>
    </style:style>
    <style:style style:name="P37" style:family="paragraph" style:parent-style-name="Standard" style:list-style-name="L2">
      <style:paragraph-properties fo:text-align="justify" style:justify-single-word="false"/>
      <style:text-properties officeooo:paragraph-rsid="0050bd51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Liberation Serif" fo:font-size="14pt" officeooo:paragraph-rsid="0050bd51" style:font-size-asian="14pt" style:font-size-complex="14pt"/>
    </style:style>
    <style:style style:name="P39" style:family="paragraph" style:parent-style-name="Standard" style:list-style-name="L3">
      <style:text-properties style:font-name="Liberation Serif" fo:font-size="14pt" officeooo:paragraph-rsid="001130c8" style:font-size-asian="14pt" style:font-size-complex="14pt"/>
    </style:style>
    <style:style style:name="P40" style:family="paragraph" style:parent-style-name="Standard" style:list-style-name="L3">
      <style:text-properties style:font-name="Liberation Serif" fo:font-size="14pt" officeooo:rsid="00720a11" officeooo:paragraph-rsid="00720a11" style:font-size-asian="14pt" style:font-size-complex="14pt"/>
    </style:style>
    <style:style style:name="P41" style:family="paragraph" style:parent-style-name="Standard" style:list-style-name="L3">
      <style:text-properties officeooo:paragraph-rsid="0064a666"/>
    </style:style>
    <style:style style:name="P42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officeooo:rsid="001130c8" officeooo:paragraph-rsid="001130c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reak-before="page"/>
      <style:text-properties style:font-name="Liberation Serif" fo:font-size="14pt" fo:font-weight="bold" officeooo:rsid="001130c8" officeooo:paragraph-rsid="001130c8" style:font-size-asian="14pt" style:font-weight-asian="bold" style:font-size-complex="14pt" style:font-weight-complex="bold"/>
    </style:style>
    <style:style style:name="P44" style:family="paragraph" style:parent-style-name="Standard" style:master-page-name="Standard">
      <style:paragraph-properties style:page-number="1" fo:break-before="page"/>
      <style:text-properties fo:font-size="14pt" officeooo:rsid="001130c8" officeooo:paragraph-rsid="0075c2b3" style:font-size-asian="14pt" style:font-size-complex="14pt"/>
    </style:style>
    <style:style style:name="P45" style:family="paragraph" style:parent-style-name="Standard" style:list-style-name="" style:master-page-name="First_20_Page">
      <style:paragraph-properties fo:text-align="center" style:justify-single-word="false" style:page-number="auto"/>
      <style:text-properties fo:font-size="14pt" fo:language="uk" fo:country="UA" officeooo:paragraph-rsid="00712ffa" style:font-size-asian="14pt"/>
    </style:style>
    <style:style style:name="T1" style:family="text">
      <style:text-properties officeooo:rsid="0016746c"/>
    </style:style>
    <style:style style:name="T2" style:family="text">
      <style:text-properties officeooo:rsid="00200bec"/>
    </style:style>
    <style:style style:name="T3" style:family="text">
      <style:text-properties officeooo:rsid="002bdb3f"/>
    </style:style>
    <style:style style:name="T4" style:family="text">
      <style:text-properties officeooo:rsid="002d1334"/>
    </style:style>
    <style:style style:name="T5" style:family="text">
      <style:text-properties officeooo:rsid="00323b2f"/>
    </style:style>
    <style:style style:name="T6" style:family="text">
      <style:text-properties officeooo:rsid="003587b3"/>
    </style:style>
    <style:style style:name="T7" style:family="text">
      <style:text-properties officeooo:rsid="00370cd5"/>
    </style:style>
    <style:style style:name="T8" style:family="text">
      <style:text-properties officeooo:rsid="0038d504"/>
    </style:style>
    <style:style style:name="T9" style:family="text">
      <style:text-properties officeooo:rsid="00464da8"/>
    </style:style>
    <style:style style:name="T10" style:family="text">
      <style:text-properties officeooo:rsid="004c9820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font-name="Liberation Serif" fo:font-size="14pt" officeooo:rsid="0016f672" style:font-size-asian="14pt" style:font-size-complex="14pt"/>
    </style:style>
    <style:style style:name="T14" style:family="text">
      <style:text-properties style:font-name="Liberation Serif" fo:font-size="14pt" officeooo:rsid="0019a475" style:font-size-asian="14pt" style:font-size-complex="14pt"/>
    </style:style>
    <style:style style:name="T15" style:family="text">
      <style:text-properties style:font-name="Liberation Serif" fo:font-size="14pt" officeooo:rsid="0014a9a0" style:font-size-asian="14pt" style:font-size-complex="14pt"/>
    </style:style>
    <style:style style:name="T16" style:family="text">
      <style:text-properties style:font-name="Liberation Serif" fo:font-size="14pt" officeooo:rsid="003fcd9c" style:font-size-asian="14pt" style:font-size-complex="14pt"/>
    </style:style>
    <style:style style:name="T17" style:family="text">
      <style:text-properties style:font-name="Liberation Serif" fo:font-size="14pt" officeooo:rsid="00370cd5" style:font-size-asian="14pt" style:font-size-complex="14pt"/>
    </style:style>
    <style:style style:name="T18" style:family="text">
      <style:text-properties style:font-name="Liberation Serif" fo:font-size="14pt" officeooo:rsid="00411b9a" style:font-size-asian="14pt" style:font-size-complex="14pt"/>
    </style:style>
    <style:style style:name="T19" style:family="text">
      <style:text-properties style:font-name="Liberation Serif" fo:font-size="14pt" officeooo:rsid="00323b2f" style:font-size-asian="14pt" style:font-size-complex="14pt"/>
    </style:style>
    <style:style style:name="T20" style:family="text">
      <style:text-properties style:font-name="Liberation Serif" fo:font-size="14pt" officeooo:rsid="0064a666" style:font-size-asian="14pt" style:font-size-complex="14pt"/>
    </style:style>
    <style:style style:name="T21" style:family="text">
      <style:text-properties style:font-name="Liberation Serif" fo:font-size="14pt" officeooo:rsid="00720a11" style:font-size-asian="14pt" style:font-size-complex="14pt"/>
    </style:style>
    <style:style style:name="T22" style:family="text">
      <style:text-properties style:font-name="Liberation Serif" officeooo:rsid="005c3c7e"/>
    </style:style>
    <style:style style:name="T23" style:family="text">
      <style:text-properties style:font-name="Liberation Serif" officeooo:rsid="00370cd5"/>
    </style:style>
    <style:style style:name="T24" style:family="text">
      <style:text-properties style:font-name="Liberation Serif" officeooo:rsid="00579e76"/>
    </style:style>
    <style:style style:name="T25" style:family="text">
      <style:text-properties style:font-name="Liberation Serif" officeooo:rsid="005fdff0"/>
    </style:style>
    <style:style style:name="T26" style:family="text">
      <style:text-properties style:font-name="Liberation Serif" officeooo:rsid="0061d203"/>
    </style:style>
    <style:style style:name="T27" style:family="text">
      <style:text-properties style:font-name="Liberation Serif" officeooo:rsid="006db3f0"/>
    </style:style>
    <style:style style:name="T28" style:family="text">
      <style:text-properties style:font-name="Liberation Serif" officeooo:rsid="0079c9a9"/>
    </style:style>
    <style:style style:name="T29" style:family="text">
      <style:text-properties officeooo:rsid="0050bd51"/>
    </style:style>
    <style:style style:name="T30" style:family="text">
      <style:text-properties officeooo:rsid="0051850b"/>
    </style:style>
    <style:style style:name="T31" style:family="text">
      <style:text-properties officeooo:rsid="00579e76"/>
    </style:style>
    <style:style style:name="T32" style:family="text">
      <style:text-properties officeooo:rsid="00599732"/>
    </style:style>
    <style:style style:name="T33" style:family="text">
      <style:text-properties officeooo:rsid="005c3c7e"/>
    </style:style>
    <style:style style:name="T34" style:family="text">
      <style:text-properties officeooo:rsid="005db97f"/>
    </style:style>
    <style:style style:name="T35" style:family="text">
      <style:text-properties officeooo:rsid="005fdff0"/>
    </style:style>
    <style:style style:name="T36" style:family="text">
      <style:text-properties officeooo:rsid="00685e25"/>
    </style:style>
    <style:style style:name="T37" style:family="text">
      <style:text-properties fo:font-size="14pt" fo:language="uk" fo:country="UA" style:font-size-asian="14pt"/>
    </style:style>
    <style:style style:name="T38" style:family="text">
      <style:text-properties fo:font-size="14pt" fo:language="uk" fo:country="UA" officeooo:rsid="00712ffa" style:font-size-asian="14pt"/>
    </style:style>
    <style:style style:name="T39" style:family="text">
      <style:text-properties officeooo:rsid="00712ffa"/>
    </style:style>
    <style:style style:name="T40" style:family="text">
      <style:text-properties officeooo:rsid="00720a11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officeooo:rsid="00712ffa" style:font-size-asian="16pt" style:font-size-complex="16pt"/>
    </style:style>
    <style:style style:name="T43" style:family="text">
      <style:text-properties fo:language="uk" fo:country="UA"/>
    </style:style>
    <style:style style:name="T44" style:family="text">
      <style:text-properties officeooo:rsid="0079c9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НАЦІОНАЛЬНИЙ ТЕХНІЧНИЙ УНІВЕРСИТЕТ УКРАЇНИ</text:h>
      <text:h text:style-name="P23" text:outline-level="1">"Київський політехнічний інститут" <text:span text:style-name="T39">ім. І. Сікорського</text:span></text:h>
      <text:h text:style-name="P25" text:outline-level="1">Факультет інформатики та обчислювальної технки</text:h>
      <text:h text:style-name="P23" text:outline-level="1"><text:span text:style-name="T39">Кафедра обчислювальної техніки</text:span></text:h>
      <text:p text:style-name="P7"/>
      <text:p text:style-name="P7"/>
      <text:h text:style-name="P23" text:outline-level="1"/>
      <text:h text:style-name="P23" text:outline-level="1">РЕ<text:span text:style-name="T40">Ф</text:span>Е<text:span text:style-name="T40">Р</text:span>АТ</text:h>
      <text:p text:style-name="P20"><text:span text:style-name="T37">на тему “</text:span><text:span text:style-name="T38">Проблема розуму і віри в середньовічній філософії”</text:span></text:p>
      <text:p text:style-name="P5"><text:s text:c="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1">Підготував: </text:h>
      <text:h text:style-name="P26" text:outline-level="1">студент групи ІВ -71</text:h>
      <text:p text:style-name="P6">Мазан Я. В.<text:tab/></text:p>
      <text:p text:style-name="P5"/>
      <text:p text:style-name="P6">Перевіри<text:span text:style-name="T40">ла</text:span>:</text:p>
      <text:p text:style-name="P28">доцент Ніколаєнко Н. В.</text:p>
      <text:p text:style-name="P28"><text:span text:style-name="T41"/></text:p>
      <text:p text:style-name="P28"><text:span text:style-name="T41"/></text:p>
      <text:p text:style-name="P28"><text:span text:style-name="T41"/></text:p>
      <text:p text:style-name="P28"><text:span text:style-name="T41"/></text:p>
      <text:p text:style-name="P28"><text:span text:style-name="T41"/></text:p>
      <text:p text:style-name="P28"><text:span text:style-name="T41"/></text:p>
      <text:p text:style-name="P28"><text:span text:style-name="T41"/></text:p>
      <text:p text:style-name="P28"><text:span text:style-name="T41"/></text:p>
      <text:p text:style-name="P24"><text:span text:style-name="T42">Київ – 2018 рік</text:span></text:p>
      <text:p text:style-name="P44">Зміст</text:p>
      <text:p text:style-name="P33">1. <text:span text:style-name="T22">Погляд Біблії на взаємозв’язок розуму та віри <text:s text:c="52"/></text:span><text:span text:style-name="T28">2</text:span></text:p>
      <text:p text:style-name="P33">2. Патристика. Аврелій Августин <text:s text:c="77"/><text:span text:style-name="T44">3</text:span></text:p>
      <text:p text:style-name="P34"><text:tab/>2.1. Грецька та латинська патристика<text:tab/><text:tab/><text:tab/><text:tab/><text:tab/><text:tab/> <text:s text:c="2"/><text:span text:style-name="T44">3</text:span></text:p>
      <text:p text:style-name="P34"><text:tab/>2.2. <text:span text:style-name="T11">Аврелій Ав</text:span><text:span text:style-name="T23">г</text:span><text:span text:style-name="T11">уст</text:span><text:span text:style-name="T23">и</text:span><text:span text:style-name="T11">н </text:span><text:span text:style-name="T24">та його погляди на розум і віру<text:tab/><text:tab/><text:tab/> <text:s text:c="2"/></text:span><text:span text:style-name="T28">3</text:span></text:p>
      <text:p text:style-name="P34"><text:span text:style-name="T24">3. </text:span><text:span text:style-name="T11">Схоластика. Тома Аквінський<text:tab/><text:tab/><text:tab/><text:tab/><text:tab/><text:tab/><text:tab/><text:tab/> <text:s text:c="2"/></text:span><text:span text:style-name="T28">4</text:span></text:p>
      <text:p text:style-name="P35"><text:span text:style-name="T11"><text:tab/>3.1. Початковий період схоластики<text:tab/><text:tab/><text:tab/><text:tab/><text:tab/><text:tab/><text:tab/> <text:s text:c="2"/></text:span><text:span text:style-name="T28">4</text:span></text:p>
      <text:p text:style-name="P35"><text:span text:style-name="T11"><text:tab/>3.2. Рання схоластика<text:tab/><text:tab/><text:tab/><text:tab/><text:tab/><text:tab/><text:tab/><text:tab/><text:tab/> <text:s text:c="2"/></text:span><text:span text:style-name="T28">5</text:span></text:p>
      <text:p text:style-name="P35"><text:span text:style-name="T11"><text:tab/>3.3. Середня схоластика<text:tab/><text:tab/><text:tab/><text:tab/><text:tab/><text:tab/><text:tab/><text:tab/> <text:s text:c="2"/></text:span><text:span text:style-name="T28">5</text:span></text:p>
      <text:p text:style-name="P35"><text:span text:style-name="T11"><text:tab/>3.4. Пізня схоластика<text:tab/><text:tab/><text:tab/><text:tab/><text:tab/><text:tab/><text:tab/><text:tab/><text:tab/> <text:s text:c="2"/></text:span><text:span text:style-name="T28">6</text:span></text:p>
      <text:p text:style-name="P35"><text:span text:style-name="T11"><text:tab/>3.5. Тома Аквінський та його погляди на розум і віру<text:tab/><text:tab/><text:tab/><text:tab/> <text:s text:c="2"/></text:span><text:span text:style-name="T28">6</text:span></text:p>
      <text:p text:style-name="P32"><text:span text:style-name="T25">4. </text:span><text:span text:style-name="T26">Висновок<text:tab/><text:tab/><text:tab/><text:tab/><text:tab/><text:tab/><text:tab/><text:tab/><text:tab/><text:tab/> <text:s text:c="9"/><text:tab/> <text:s text:c="2"/></text:span><text:span text:style-name="T28">7</text:span></text:p>
      <text:p text:style-name="P32"><text:span text:style-name="T26">5. Список використаної літератури<text:tab/><text:tab/><text:tab/><text:tab/><text:tab/><text:tab/><text:tab/><text:tab/> <text:s text:c="2"/></text:span><text:span text:style-name="T28">8</text:span></text:p>
      <text:p text:style-name="P21">Основна частина</text:p>
      <text:p text:style-name="P8"/>
      <text:p text:style-name="P10"><text:s text:c="5"/>Середньовічна філософія почала формуватися у І ст. н.е., тобто розпочалася на чотири століття раніше, ніж сама епоха Середньовіччя. Майже 500 років середньовічна й антична філософії існували паралельно, часто конфліктуючи, а інколи і вступаючи в конструктивний діалог.</text:p>
      <text:p text:style-name="P18">1. <text:span text:style-name="T33">Погляд Біблії на взаємозв’язок розуму та віри</text:span></text:p>
      <text:p text:style-name="P10"><text:s text:c="5"/>Біблія містить низку філософських ідей, які фундаментально відрізняються від античних поглядів на першооснову, спосіб пізнання світу, людину і суспільство. Ці ідеї наступні:</text:p>
      <text:list xml:id="list4087850049" text:style-name="L1">
        <text:list-item>
          <text:p text:style-name="P36"><text:span text:style-name="T12">Першоосновою є Бог. Не вода, не вогонь, не світ ідей і не сполучення ідей з матерією, а саме Бог. Антична філософія звісно ж знала і оперувала поняттям «Бог», однак у творах Платона та Арістотеля теж </text:span><text:span text:style-name="T13">і</text:span><text:span text:style-name="T12">шлося про Бога, однак у Платона першоосновою був світ ідей, у Арістотеля – сполучення ідей і матерії, а не Бог. Біблія проголошує першоосновою саме Бога. «Я є Альфа й Омега,... Той, Хто є, і Хто був, і Хто має прийти» (Одкр.І:8).</text:span></text:p>
        </text:list-item>
        <text:list-item>
          <text:p text:style-name="P36"><text:span text:style-name="T12">Бог створив світ з нічого (ex nihilo). У Євангелії від Івана (І:3) написано: «Все через Нього повстало, і ніщо, що повстало, не повстало без Нього». Цього моменту також не було в античній філософії, ні в Платона, ні в Арістотеля. За Платоном, і матерія, й ідеї, й Бог існували вічно, аналогічних поглядів дотримувався Арістотель. Римляни ж говорили: «Ex nihilo nihil» («З нічого нічого не виникає»). Біблія ж</text:span><text:span text:style-name="T14">е</text:span><text:span text:style-name="T12"> вперше вводить поняття «творіння» з нічого.</text:span></text:p>
        </text:list-item>
        <text:list-item>
          <text:p text:style-name="P36"><text:span text:style-name="T12">Біблія методом пізнання Бога проголошує не тільки розум, <text:s/>але й віру. «Повір в Господа всім своїм серцем, а не розумом, і він зробить твій шлях прямим» (Прип. Сол. ІІІ: 5:6). Християнський філософ ІІ–ІІІ ст. н.е. Тертулліан писав: «Сина Божого було розп’ято, не має в мені сорому, бо це соромно. Божий Син мертвий: це правдоподібно, бо абсурдно. І було Його поховано, і Він підвівся з труни: це безсумнівно, бо неможливо». Цей вислів озн</text:span><text:span text:style-name="T15">а</text:span><text:span text:style-name="T12">чав, що Біблія має цілий ряд <text:s/>положень, які неможливо осягнути розумом. В усе це потрібно просто вірити. Вислів Тертулліана скорочено записують інколи так: «Сredo quia absurdum» («Вірую, тому що абсурдно»). Антична філософія такого методу пізнання не знала, в ній переважаючим способом пізнання був розум, що ґрунтувався на доказах, а не віра. Другим методом пізнання Бога є любов. Ця ідея вже існувала в античній філософії. Ми пам’ятаємо, що Платон розглядав два шляхи до істини: діалектика і любов. Платонівська любов, як метод пізнання, залишається і в Біблії методом пізнання Бога. Однак, якщо Платон, та, власне, й вся антична філософія говорить про любов людини до людини, то Біблія ставить на передній план любов людини до Бога. У Євангелії від Луки написано: «Люби Господа Бога свого всім серцем своїм, і всією душею своєю, і всією силою своєю, і всім своїм розумом, і свого </text:span><text:soft-page-break/><text:span text:style-name="T12">ближнього, як самого себе» (Лк. 10:27). Ми бачимо, що тут спочатку йдеться про любов людини до Бога і тільки потім про <text:s/>любов людини до людини («до ближнього»), тобто любов до Бога, за Біблією, має бути вищою. </text:span></text:p>
        </text:list-item>
        <text:list-item>
          <text:p text:style-name="P36"><text:span text:style-name="T12">Біблія підносить людину на небачену до цього висоту, людина оголошується господарем природи. Цього не було ні в античній філософії, де людина </text:span><text:span text:style-name="T16">вважалась</text:span><text:span text:style-name="T12"> рівноправною з іншими частинами природи, ні у східній, де метою людини було не піднестися над природою, а злитися, розчинитися в ній. Восьмий Псалом пише: «Вчинив ти його (чоловіка) не набагато меншим від Бога, і славою, і величчю Ти коронуєш його. Учинив Ти його володарем творива рук Своїх, все під ноги йому поклав: худобу дрібну та биків, їх усіх, а також степових звірів диких, птаство небесне та риби морські, і все, що морськими дорогами ходить» (Пс. 8).</text:span></text:p>
        </text:list-item>
      </text:list>
      <text:p text:style-name="P18"><text:span text:style-name="T29">2.</text:span> Патристика. Аврелій Августин.</text:p>
      <text:p text:style-name="P10"><text:span text:style-name="T29">2.1.</text:span> Грецька і латинська патристика.</text:p>
      <text:p text:style-name="P10"><text:s text:c="5"/>Середньовічну філософію, що розвивалася протягом майже 14 століть, поділя<text:span text:style-name="T6">ють</text:span> на два етапи: патристика і схоластика. <text:s/>Патристика (від лат. pather – батько, «отець») – це період, що тривав від І до V ст. н.е. Період патристики протікав під значним <text:span text:style-name="T7">в</text:span>пливом філософії Платона. До представників патристики належать: так звані «Апостольські отці» (Климент Римський, Ігнатій Антіохійський, Полікарп із Смирни), вчення яких перепліталось із вченнями апостолів (учнів ІсусаХриста). Вони присвячували свої праці переважно моральним настановам. <text:span text:style-name="T1">А</text:span>пологети – захисники християнського світогляду, які у своїх працях сперечалися з язичницькими філософами і направляли представникам тодішньої влади, т.з. «апології» – твори, спрямовані на захист церкви. «Отці церкви» заклали основи християнської філософії. Завдяки ним філософія наступних століть отримала в готовому вигляді такі тези:</text:p>
      <text:list xml:id="list1793749239" text:style-name="L2">
        <text:list-item>
          <text:p text:style-name="P38">Бог одночасно є Отцем, Сином і Духом Святим.</text:p>
        </text:list-item>
        <text:list-item>
          <text:p text:style-name="P38">Христос є одночасно людиною і Богом («два начала в одній особі», догма Ефеського Собору 431 р.).</text:p>
        </text:list-item>
        <text:list-item>
          <text:p text:style-name="P37"><text:span text:style-name="T12">Чи не найголовнішою ідеєю, яка виникає в період патристики, є та, що для пізнання Бога потрібні і віра, і розум. Цю тезу повторюють Василій Кесарійський, Григорій Ніський, Григорій Назіанзин, Аврелій Ав</text:span><text:span text:style-name="T17">гу</text:span><text:span text:style-name="T12">ст</text:span><text:span text:style-name="T17">ин</text:span><text:span text:style-name="T12">. Реабілітація розуму має витоки в тлумаченні глав з Ісаї (</text:span><text:span text:style-name="T18">8</text:span><text:span text:style-name="T12">:9) грецької версії 70 перекладачів: «Не маючи віри, не зможете зрозуміти». Ця проблема згодом буде жваво обговорюватись у період схоластики. Найвидатнішим представником патристики був Аврелій Ав</text:span><text:span text:style-name="T19">г</text:span><text:span text:style-name="T12">уст</text:span><text:span text:style-name="T19">и</text:span><text:span text:style-name="T12">н.</text:span></text:p>
        </text:list-item>
      </text:list>
      <text:p text:style-name="P11"><text:span text:style-name="T29">2.2. </text:span>Аврелій Ав<text:span text:style-name="T7">г</text:span>уст<text:span text:style-name="T7">и</text:span>н <text:span text:style-name="T31">та його погляди на розум і віру.</text:span></text:p>
      <text:p text:style-name="P12"><text:s text:c="5"/>Аврелій Ав<text:span text:style-name="T7">г</text:span>уст<text:span text:style-name="T7">и</text:span>н вважав, що Бог є першоосновою і створив світ із нічого. Ідеї, про які говорив Платон, – це думки Бога. Користуючись думками, тобто ідеями, Бог творить матеріальні речі. Слідом за іншими представниками патристики, Ав<text:span text:style-name="T5">г</text:span>уст<text:span text:style-name="T5">и</text:span>н намагається реабілітувати роль розуму <text:span text:style-name="T7">в</text:span> пізнанні Бога і світу. Для Ав<text:span text:style-name="T5">густина </text:span>істинною є лише віра, яка підкріплюється розумом: «Віра <text:soft-page-break/>шукає, а розум знаходить». Людина – це теж творіння Бога. Однак на відміну від греків, які в<text:span text:style-name="T5">в</text:span>ажали сутністю людини інтелект, Ав<text:span text:style-name="T5">г</text:span>уст<text:span text:style-name="T5">и</text:span>н, стверджував, що окрім розуму в людині є також воля, яка, власне, не залежить від розуму. Саме тому людина інколи діє йому наперекір. Саме індивідуальна воля є тим, що відрізняє одну людину від іншої. Сократ відкриває людину – представника людського роду, який відрізняється від тварини наявністю розуму. Однак розум притаманний усім і функціонує за приблизно подібними законами. Якщо ж вказати на окрему людську одиницю, то вживають слово індивід. Уперше на самостійність і незалежність індивіда від суспільства вказали елліни, <text:span text:style-name="T8">т</text:span>ому саме їх вважають першовідкривачами <text:s/>індивіда. Коли ж <text:span text:style-name="T8">і</text:span>д<text:span text:style-name="T8">е</text:span>ться про особистість, то цим підкреслюють індивідуальну неповторність людини. Індивідуально неповторною людина стає завдяки волі, яка хоче того, чого не хочуть інші. <text:s/>Волею люди відрізняються між собою. Отже, Ав<text:span text:style-name="T8">г</text:span>уст<text:span text:style-name="T8">и</text:span>н – першовідкривач особистості. Однак, як же нам керувати волею, яка не слухається розуму і незалежна від нього? Ав<text:span text:style-name="T8">г</text:span>уст<text:span text:style-name="T8">и</text:span>н говорить, що є лише один інструмент управління волею – любов. Коли людина любить, то її воля прагне до добра.</text:p>
      <text:p text:style-name="P12"><text:s text:c="5"/>Отже, ми бачимо, як платонівська любов, яка була методом пізнання, перетворюється у Августина в інструмент регуляції волі. Августину належить чудовий вислів: «Ama, et fac quod vis» («Люби – і тоді роби, що хочеш»), однак, коли Августин говорить про любов, то він відтворює традиційне біблійне її розуміння: любов людини до людини не відкидається, але на перший план виноситися любов людини до Бога. На любові має бути побудоване й суспільство. Власне, Ав<text:span text:style-name="T2">г</text:span>уст<text:span text:style-name="T2">и</text:span>н вперше розвиває біблійну ідею «християнського суспільства», тобто розводить поняття «суспільство» і «держава». «Християнське суспільство», яке Ав<text:span text:style-name="T2">г</text:span>уст<text:span text:style-name="T2">и</text:span>н називає «градом Божим», – це спільнота людей, що вірять у Христаі тих, які люблять його. Це спільність долає кордони держав, мов, культур, перебуваючи ніби над ними. </text:p>
      <text:p text:style-name="P19"><text:span text:style-name="T30">3. </text:span>Схоластика. Тома Аквінський.</text:p>
      <text:p text:style-name="P10"><text:s text:c="5"/>Схоластика – це період розвитку західноєвропейської філософії, що тривав від VI до XIV ст. н.е. Схоластикою називали філософію, що функціонувала у середньовічних школах та університетах у VI–XIV ст. н.е. і розвивалась переважно під <text:span text:style-name="T2">в</text:span>пливом філософії Арістотеля. Першим схоластом (і останнім представником патристики) вважають Северина Боеція (480-526), перекладача на латину та інтерпретатора творів Арістотеля. Боеція вважають проміжною ланкою між Античністю та Патристикою з одного боку, і схоластикою, з іншого; людиною, що передала вже певною мірою сформованій середньовічній філософії ідеї Арістотеля. Великою мірою завдяки Боецію Арістотель стає символом епохи схоластики. Арістотелівська філософія проникала в схоластику й іншим шляхом, завдяки так званому «ісламському» впливу. Період схоластики поділяють на чотири підперіоди:</text:p>
      <text:p text:style-name="P10"><text:span text:style-name="T30">3.</text:span>1. П<text:span text:style-name="T34">очатковий</text:span> період <text:span text:style-name="T32">схоластики </text:span>(VI – IX ст.).</text:p>
      <text:p text:style-name="P13"><text:s text:c="5"/>У цей час стараннями королівської династії Каролінгів у Європі відкриваються численні монастирські, єпископальні та придворні школи. В <text:soft-page-break/>придворних школах, окрім поглибленого курсу з Біблії, вивчаються і так звані «сім вільних мистецтв»: граматика, риторика, арифметика, геометрія, астрономія, музика та діалектика. Остання дисципліна являла собою не що інше, як формальну логіку Арістотеля. На цей період припадає життя і діяльність Йоанна Скота Еріуґени (810 – 880), який керуючи придворною школою короля Карла Лисого і викладаючи діалектику, вчив, що саме вона «веде до Бога». Йому належить вислів: «Ніхто не сходить на небо <text:s/>інакше, ніж через філософію». </text:p>
      <text:p text:style-name="P10"><text:span text:style-name="T30">3.</text:span>2. <text:span text:style-name="T32">Рання схоластика </text:span>(ІХ – ХІІ ст.). </text:p>
      <text:p text:style-name="P14"><text:s text:c="5"/>Цей період характеризується формулюванням трьох філософських проблем, які стають центральними для схоластики того та наступних <text:span text:style-name="T9">століть</text:span>, а саме: проблема взаємодії розуму і віри стає центральною у схоластиці цього та наступних періодів. Жоден із визначних філософів чи богословів не оминає її. Дана проблема породила дві інші, часткові: проблему «універсалій» (загальних понять), суть якої полягала у з’ясуванні питання: чи існують загальні поняття (наприклад «людина») в дійсності («реально»), чи тільки у нашій голові («номінально», в дійсності, нібито, існує не «людина взагалі», а тільки окремі конкретні люди, <text:span text:style-name="T4">а </text:span>людина – це тільки «поняття»), а також проблему містичного пізнання, тобто можливості у стані екстазу безпосередньо спілкуватися із Богом.</text:p>
      <text:p text:style-name="P14"><text:s text:c="5"/>Ансельм Кентерберійський (Ансельм Д’Аоста, 1033–1109), який прославився своїми доказами буття Бога, виступає з тезою «credo ut intelligam» («вірю, щоб розуміти»), він стає прихильником «реалізму» – напряму, що визнає існування універсалій в дійсності. У П’єра Абеляра (1079 – 1142) ця теза виглядає вже перефразованою «intelligo ut credam» («розумію, щоб вірити»). Абеляр – передусім номіналіст, тобто людина, яка не визнає існування «універсалій» в дійсності. Хоча в реальності існують тільки одиничні предмети, а не загальні поняття, однак предмети можуть бути подібними один до одного, і на цій подібності ґрунтується можливість універсалій. Поряд із поглядами, які обстоюють важливість розуму для пізнання Бога; в ХІІ столітті існують і містичні погляди. Бернар Клервоський(1091–1153) не вірить у можливість розуму пізнати Бога, на його думку, Бога можна пізнати тільки в містичному екстазі. Аналогічних поглядів дотримуються і представники так званої Сен-Вікторської школи, заснованої Гільйомом де Шампо при монастирі Сен-Віктор, серед яких особливо прославився Гуго Сен-Вікторський (1096–1141).</text:p>
      <text:p text:style-name="P15"><text:span text:style-name="T30">3.</text:span>3. <text:span text:style-name="T32">Середня схоластика (</text:span>ХІІІ ст., так званий «золотий вік схоластики»).</text:p>
      <text:p text:style-name="P15"><text:s text:c="5"/>Починаючи із ХІІ - ХІІІ століття, в Європі спостерігається бурхливе економічне зростання, з одного боку, і занепад релігійного чуття, з іншого. Церква, яка завжди претендувала на узурпацію світської влади, починає втрачати позиції. У філософії намічається розкол між розумом і вірою. Якщо реалісти Бонавентура (1217/18 – 1274) та Тома Аквінський (бл. 1225 – 1274), вважаючи розум необхідним для відшукування іскор божественного, котрі за допомогою віри мають дозріти і прорости, то вже у вченні Йонна Дунса Скота <text:soft-page-break/>(1266 – 1308) філософія і теологія, розум і віра розмежовуються. Філософія і теологія мають, на його думку, як різний об’єкт дослідження (філософія вивчає буття, а теологія предмети віри), так і різні методи та способи ар<text:span text:style-name="T3">г</text:span>ументації (філософія користується доказом, теологія – переконанням). </text:p>
      <text:p text:style-name="P16"><text:span text:style-name="T30">3.</text:span>4. <text:span text:style-name="T32">Пізня схоластика (XIV ст.).</text:span></text:p>
      <text:p text:style-name="P14"><text:span text:style-name="T32"><text:s text:c="5"/>Пізня схоластика </text:span>характеризується остаточним розколом між розумом і вірою. Розквітає німецька спекулятивна містика, заснована Майстером Екхартом(1260–1327), яка відкидає можливість раціонального пізнання Бога, а допускає тільки містичне.</text:p>
      <text:p text:style-name="P14"><text:s text:c="5"/>Остаточний розкол між розумом і вірою оформлюється у філософії номіналіста Вільяма Оккама(1280–1349). За його життя розбіжності між церквою і світськими особами перетворюються у справжній розкол. Церква, яка має на своїй совісті хрестові походи, спалення відьм і єретиків, торгівлю індульгенціями, починає відігравати в житті суспільства все меншу і меншу роль. На думку Оккама, віра і розум незалежні одне від одного і будь-які спроби їх поєднати є марними, істини віри не можуть бути зрозумітими раціональним шляхом. Вважають, що зі смертю Оккама в 1349 році закінчується період схоластики і середньовічної філософії загалом.</text:p>
      <text:p text:style-name="P14"><text:s text:c="5"/>У ХІІІ ст. схоластика перебувала на вершині свого розвитку. Її символом стає учень Альберта Великого, титулований «ангельським доктором», Тома Аквінський. На його прикладі найхарактерніше можна проілюструвати процес функціонування в Середньовіччі філософії Арістотеля.</text:p>
      <text:p text:style-name="P16"><text:span text:style-name="T30">3.5. </text:span>Тома Аквінський <text:span text:style-name="T34">та його погляди на розум і віру.</text:span></text:p>
      <text:p text:style-name="P17"><text:s text:c="5"/>Тома Аквінський – найвидатніший представник схоластики, автор численних робіт латинською мовою, став творцем могутнього філософського вчення. На думку Томи, ідея, або форма, як її називали Платон і Арістотель, невіддільна від предмета, <text:span text:style-name="T10">про що</text:span> вперше почав писати Арістотель. Ідею Тома називає сутністю, або есенцією («essentia»). Аналогічно Арістотелю, він тлумачить сутність як те, що робить можливість (potentia) дійсністю. Можливістю, як і в Арістотеля, у Томи є матерія. Саме завдяки ідеї, або формі матерія перетворюється в предмет, який Тома називає «actus <text:s/>essendi» (акт буття). Сутність невіддільна від предмета, однак ніколи не співпадає з ним. Чому? Тому що essentia – досконала, а actus essen di – ні. Ідея завжди є досконалою, ідеальною, проте предмет завжди трішки гірший за ідею. Єдиний предмет, в якому essentia і actus essendi (сутність і акт буття) співпадають, – це Бог. Бог – це саме буття, а отже, все суще (ens) є єдиним (unum), істинним (verum), благим (bonum). Всі інші речі володіють різними ступенями досконалості і тому перебувають у певній ієрархії, підлягають певному порядку, устрою. Оскільки буття є розумним, істинним, то раціональне пізнання має високу цінність. Однак воно є продуктивним тільки тоді, коли віра «веде» розум. Філософія, на думку Томи, є «служанкою» богослов’я. Людина, як і все буття, теж є істотою раціональною, розум є її сутністю. Мета людина – пізнавати природну ієрархію, світоустрій, порядок, про який говорилось вище, і вершиною якого є Бог.</text:p>
      <text:p text:style-name="P21">Висновок</text:p>
      <text:p text:style-name="P9"><text:s text:c="5"/>У зв’язку із теоцентризмом філософії Середньовіччя та античним минулим європейської філософії, в якій переважно розум вважався головним засобом пізнання, в середньовічній філософії гостро постало питання <text:span text:style-name="T36">взаємодії віри та розуму та їх поєднання в контексті біблійного вчення. В кінці розвитку середньовічної філософії віра та розум відділяються остаточно один від одного, починають вважати, що розум та віра незалежні один від одного, а віру не можна пояснити розумом. Було багато спроб поєднати їх, але було дійдено до висновку, що розум і віра – це незалежні поняття, а сферу релігії не можна пізнати розумом та навпаки.</text:span></text:p>
      <text:p text:style-name="P43">Список використаних джерел</text:p>
      <text:list xml:id="list105206607" text:style-name="L3">
        <text:list-item>
          <text:p text:style-name="P39">Киричок О. Б. Філософія: підручник для студентів вищих навчальних закладів / Олександр Борисович Киричок.– Полтава: РВВ ПДАА, 2010.– 381 с.</text:p>
        </text:list-item>
        <text:list-item>
          <text:p text:style-name="P40">Лузан А. О. Вступ до філософії: навчальний посібник посібник / А. О. Лузан – Краматорськ: ДДМА, 2012. - 136 с.</text:p>
        </text:list-item>
        <text:list-item>
          <text:p text:style-name="P41"><text:span text:style-name="T21">І</text:span><text:span text:style-name="T20">сторія філософії: Підручник / Ярошовець В.І., Бичко І.В., Бугров В.А. та ін.; за ред. В.І.Ярошовця. – К.: Вид. ПАРАПАН, 2002. – 774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true" text:line-number="9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02:20.951805736</meta:creation-date>
    <dc:date>2018-12-11T13:45:50.840264979</dc:date>
    <meta:editing-duration>PT4H45M27S</meta:editing-duration>
    <meta:editing-cycles>84</meta:editing-cycles>
    <meta:generator>LibreOffice/6.0.6.2$Linux_X86_64 LibreOffice_project/00m0$Build-2</meta:generator>
    <meta:document-statistic meta:table-count="0" meta:image-count="0" meta:object-count="0" meta:page-count="10" meta:paragraph-count="65" meta:word-count="2360" meta:character-count="16642" meta:non-whitespace-character-count="13992"/>
  </office:meta>
</office:document-meta>
</file>